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pitch="variable"/>
    <style:font-face style:name="Bitstream Vera Serif2" svg:font-family="'Bitstream Vera Serif'" style:font-pitch="variable" style:font-charset="x-symbol"/>
    <style:font-face style:name="Bitstream Vera Serif3" svg:font-family="'Bitstream Vera Serif'" style:font-family-generic="roman" style:font-pitch="variable" style:font-charset="x-symbol"/>
    <style:font-face style:name="Gothic" svg:font-family="Gothic" style:font-pitch="variable"/>
    <style:font-face style:name="Gothic1" svg:font-family="Gothic" style:font-pitch="variable" style:font-charset="x-symbol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sans" svg:font-family="Lucidasans" style:font-pitch="variable"/>
    <style:font-face style:name="Lucidasans1" svg:font-family="Lucidasans" style:font-pitch="variable" style:font-charset="x-symbol"/>
    <style:font-face style:name="Nimbus Roman" svg:font-family="'Nimbus Roman'" style:font-pitch="variable"/>
    <style:font-face style:name="Nimbus Roman No9 L" svg:font-family="'Nimbus Roman No9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ndard Symbols L" svg:font-family="'Standard Symbols L'" style:font-pitch="variable" style:font-charset="x-symbol"/>
    <style:font-face style:name="URW Chancery L" svg:font-family="'URW Chancery L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808080" draw:marker-start-width="0.5cm" draw:marker-end="Arrow" draw:marker-end-width="0.8cm" draw:textarea-horizontal-align="center" draw:textarea-vertical-align="middle" fo:padding-top="0.1cm" fo:padding-bottom="0.1cm" fo:padding-left="0.1cm" fo:padding-right="0.1cm"/>
    </style:style>
    <style:style style:name="gr2" style:family="graphic" style:parent-style-name="standard">
      <style:graphic-properties svg:stroke-width="0.1cm" svg:stroke-color="#808019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objectwithoutfill">
      <style:graphic-properties svg:stroke-width="0.03cm" svg:stroke-color="#808019" draw:marker-start-width="0.245cm" draw:marker-end-width="0.245cm" draw:fill="none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objectwithoutfill">
      <style:graphic-properties svg:stroke-width="0.02cm" svg:stroke-color="#808019" draw:marker-start-width="0.23cm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5" style:family="graphic" style:parent-style-name="standard">
      <style:graphic-properties svg:stroke-width="0.2cm" svg:stroke-color="#996633" draw:marker-start-width="0.5cm" draw:marker-end="Arrow" draw:marker-end-width="0.8cm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svg:stroke-width="0.2cm" draw:marker-start-width="0.5cm" draw:marker-end="Arrow" draw:marker-end-width="0.8cm" draw:textarea-horizontal-align="center" draw:textarea-vertical-align="middle" fo:padding-top="0.1cm" fo:padding-bottom="0.1cm" fo:padding-left="0.1cm" fo:padding-right="0.1cm"/>
    </style:style>
    <style:style style:name="gr7" style:family="graphic" style:parent-style-name="standard">
      <style:graphic-properties svg:stroke-width="0.2cm" svg:stroke-color="#00ae00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8" style:family="graphic" style:parent-style-name="standard">
      <style:graphic-properties svg:stroke-width="0.1cm" svg:stroke-color="#ff6633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5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8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4cm" fo:min-width="1.7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2.27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cm" fo:min-width="1.2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4.0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3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4.5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2.0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0.4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1.8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cm" fo:min-width="2.1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0.6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2cm" fo:min-width="2.04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cm" fo:min-width="3.7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42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0.43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.472cm"/>
      <style:paragraph-properties style:writing-mode="lr-tb"/>
    </style:style>
    <style:style style:name="gr27" style:family="graphic" style:parent-style-name="standard">
      <style:graphic-properties draw:stroke="dash" draw:stroke-dash="Fine_20_Dashed" svg:stroke-width="0.1cm" svg:stroke-color="#996633" draw:marker-start-width="0.35cm" draw:marker-end-width="0.65cm" draw:textarea-horizontal-align="center" draw:textarea-vertical-align="middle" fo:padding-top="0.05cm" fo:padding-bottom="0.05cm" fo:padding-left="0.05cm" fo:padding-right="0.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276cm"/>
      <style:paragraph-properties style:writing-mode="lr-tb"/>
    </style:style>
    <style:style style:name="gr29" style:family="graphic" style:parent-style-name="standard">
      <style:graphic-properties draw:fill="solid" draw:fill-color="#000000" draw:textarea-horizontal-align="center" draw:textarea-vertical-align="middle"/>
    </style:style>
    <style:style style:name="gr30" style:family="graphic" style:parent-style-name="standard">
      <style:graphic-properties draw:fill="solid" draw:fill-color="#99663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style:writing-mode="lr-tb"/>
      <style:text-properties style:font-name="Nimbus Roman No9 L" fo:font-size="32pt" fo:font-style="italic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style:font-name="Nimbus Roman No9 L" fo:font-size="32pt" fo:font-style="italic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fo:color="#808019" loext:opacity="100%" style:font-name="Nimbus Roman No9 L" fo:font-size="32pt" fo:font-style="italic"/>
    </style:style>
    <style:style style:name="P7" style:family="paragraph">
      <loext:graphic-properties draw:fill="none" draw:fill-color="#ffffff"/>
      <style:paragraph-properties style:writing-mode="lr-tb"/>
      <style:text-properties fo:color="#808019" loext:opacity="100%" style:font-name="Nimbus Roman No9 L" fo:font-size="32pt" fo:font-style="italic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  <style:text-properties style:font-name="Nimbus Roman No9 L" fo:font-size="32pt"/>
    </style:style>
    <style:style style:name="P9" style:family="paragraph">
      <loext:graphic-properties draw:fill="none" draw:fill-color="#ffffff"/>
      <style:paragraph-properties style:writing-mode="lr-tb"/>
      <style:text-properties style:font-name="Nimbus Roman No9 L"/>
    </style:style>
    <style:style style:name="P10" style:family="paragraph">
      <loext:graphic-properties draw:fill="none" draw:fill-color="#ffffff"/>
      <style:paragraph-properties style:writing-mode="lr-tb"/>
      <style:text-properties fo:color="#996633" loext:opacity="100%" style:font-name="Nimbus Roman No9 L"/>
    </style:style>
    <style:style style:name="P11" style:family="paragraph">
      <loext:graphic-properties draw:fill="none" draw:fill-color="#ffffff"/>
      <style:paragraph-properties style:writing-mode="lr-tb"/>
      <style:text-properties fo:color="#996633" loext:opacity="100%" style:font-name="Nimbus Roman No9 L" fo:font-size="32pt" fo:font-style="italic"/>
    </style:style>
    <style:style style:name="P12" style:family="paragraph">
      <loext:graphic-properties draw:fill="none" draw:fill-color="#ffffff"/>
      <style:paragraph-properties style:writing-mode="lr-tb"/>
      <style:text-properties fo:color="#ff6633" loext:opacity="100%" style:font-name="Nimbus Roman No9 L" fo:font-size="28pt" fo:font-style="italic"/>
    </style:style>
    <style:style style:name="P13" style:family="paragraph">
      <loext:graphic-properties draw:fill="none" draw:fill-color="#ffffff"/>
      <style:paragraph-properties style:writing-mode="lr-tb"/>
      <style:text-properties fo:color="#ff6633" loext:opacity="100%" style:font-name="Nimbus Roman No9 L" fo:font-size="32pt"/>
    </style:style>
    <style:style style:name="P14" style:family="paragraph">
      <loext:graphic-properties draw:fill="none" draw:fill-color="#ffffff"/>
      <style:paragraph-properties style:writing-mode="lr-tb"/>
      <style:text-properties fo:color="#808080" loext:opacity="100%" style:font-name="Nimbus Roman No9 L" fo:font-size="36pt" fo:font-style="normal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font-name="Nimbus Roman No9 L" fo:font-size="36pt" fo:font-style="normal" fo:font-weight="bold"/>
    </style:style>
    <style:style style:name="P16" style:family="paragraph">
      <loext:graphic-properties draw:fill="none" draw:fill-color="#ffffff"/>
      <style:paragraph-properties style:writing-mode="lr-tb"/>
      <style:text-properties style:font-name="Nimbus Roman No9 L" fo:font-size="32pt"/>
    </style:style>
    <style:style style:name="P17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Nimbus Roman No9 L" fo:font-size="36pt" fo:font-style="normal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996633" loext:opacity="100%" style:font-name="Nimbus Roman No9 L" fo:font-size="36pt"/>
    </style:style>
    <style:style style:name="P19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00ae00" loext:opacity="100%" style:font-name="Nimbus Roman No9 L" fo:font-size="28pt"/>
    </style:style>
    <style:style style:name="P21" style:family="paragraph">
      <loext:graphic-properties draw:fill="none" draw:fill-color="#ffffff"/>
      <style:paragraph-properties style:writing-mode="lr-tb"/>
      <style:text-properties fo:color="#00ae00" loext:opacity="100%" style:font-name="Nimbus Roman No9 L" fo:font-style="italic" fo:font-weight="bold"/>
    </style:style>
    <style:style style:name="P22" style:family="paragraph">
      <loext:graphic-properties draw:fill="none" draw:fill-color="#ffffff"/>
      <style:paragraph-properties style:writing-mode="lr-tb"/>
      <style:text-properties fo:color="#00ae00" loext:opacity="100%" style:font-name="URW Chancery L" fo:font-size="36pt" style:font-size-asian="36pt" style:font-size-complex="36pt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solid" draw:fill-color="#996633"/>
      <style:paragraph-properties fo:text-align="center"/>
    </style:style>
    <style:style style:name="P25" style:family="paragraph">
      <style:paragraph-properties fo:margin-left="0cm" fo:margin-right="0cm" fo:text-indent="0cm"/>
      <style:text-properties fo:color="#3faf46" loext:opacity="100%"/>
    </style:style>
    <style:style style:name="P26" style:family="paragraph">
      <loext:graphic-properties draw:fill="none" draw:fill-color="#ffffff"/>
      <style:paragraph-properties style:writing-mode="lr-tb"/>
      <style:text-properties fo:color="#3faf46" loext:opacity="100%" style:font-name="Nimbus Roman No9 L" fo:font-size="36pt" fo:font-style="normal" fo:font-weight="bold"/>
    </style:style>
    <style:style style:name="T1" style:family="text">
      <style:text-properties style:font-name="Nimbus Roman No9 L" fo:font-size="32pt" fo:font-style="italic"/>
    </style:style>
    <style:style style:name="T2" style:family="text">
      <style:text-properties fo:color="#000000" loext:opacity="100%" style:font-name="Nimbus Roman No9 L" fo:font-size="32pt" fo:font-style="italic"/>
    </style:style>
    <style:style style:name="T3" style:family="text">
      <style:text-properties fo:color="#808019" loext:opacity="100%" style:font-name="Nimbus Roman No9 L" fo:font-size="36pt" fo:font-style="italic" fo:font-weight="bold"/>
    </style:style>
    <style:style style:name="T4" style:family="text">
      <style:text-properties fo:color="#808019" loext:opacity="100%" style:text-position="-8% 58%" style:font-name="Nimbus Roman No9 L" fo:font-size="36pt" fo:font-style="italic" fo:font-weight="normal" style:font-weight-asian="normal" style:font-weight-complex="normal"/>
    </style:style>
    <style:style style:name="T5" style:family="text">
      <style:text-properties style:font-name="Nimbus Roman" fo:font-size="32pt" style:font-name-asian="Standard Symbols L" style:font-name-complex="Standard Symbols L"/>
    </style:style>
    <style:style style:name="T6" style:family="text">
      <style:text-properties style:font-name="Standard Symbols L" fo:font-size="32pt" style:font-name-asian="Standard Symbols L" style:font-name-complex="Standard Symbols L"/>
    </style:style>
    <style:style style:name="T7" style:family="text">
      <style:text-properties style:font-name="Standard Symbols L" fo:font-size="32pt" fo:font-style="normal" style:font-name-asian="Standard Symbols L" style:font-style-asian="normal" style:font-name-complex="Standard Symbols L" style:font-style-complex="normal"/>
    </style:style>
    <style:style style:name="T8" style:family="text">
      <style:text-properties style:font-name="Nimbus Roman No9 L" fo:font-size="32pt" fo:font-style="italic" style:font-name-asian="Standard Symbols L" style:font-name-complex="Standard Symbols L"/>
    </style:style>
    <style:style style:name="T9" style:family="text">
      <style:text-properties style:font-name="Standard Symbols L" style:font-name-asian="Standard Symbols L" style:font-name-complex="Standard Symbols L"/>
    </style:style>
    <style:style style:name="T10" style:family="text">
      <style:text-properties fo:color="#996633" loext:opacity="100%" style:font-name="Standard Symbols L" style:font-name-asian="Standard Symbols L" style:font-name-complex="Standard Symbols L"/>
    </style:style>
    <style:style style:name="T11" style:family="text">
      <style:text-properties fo:color="#996633" loext:opacity="100%" style:font-name="Nimbus Roman No9 L" fo:font-size="32pt" fo:font-style="italic"/>
    </style:style>
    <style:style style:name="T12" style:family="text">
      <style:text-properties fo:color="#996633" loext:opacity="100%" style:font-name="Standard Symbols L" fo:font-size="32pt" fo:font-style="normal" style:font-name-asian="Standard Symbols L" style:font-style-asian="normal" style:font-name-complex="Standard Symbols L" style:font-style-complex="normal"/>
    </style:style>
    <style:style style:name="T13" style:family="text">
      <style:text-properties fo:color="#996633" loext:opacity="100%" style:font-name="Standard Symbols L" fo:font-size="32pt" fo:font-style="italic" style:font-name-asian="Standard Symbols L" style:font-name-complex="Standard Symbols L"/>
    </style:style>
    <style:style style:name="T14" style:family="text">
      <style:text-properties fo:color="#996633" loext:opacity="100%" style:font-name="Nimbus Roman No9 L" fo:font-size="32pt" fo:font-style="italic" style:font-name-asian="Standard Symbols L" style:font-name-complex="Standard Symbols L"/>
    </style:style>
    <style:style style:name="T15" style:family="text">
      <style:text-properties fo:color="#ff6633" loext:opacity="100%" style:font-name="Nimbus Roman No9 L" fo:font-size="36pt" fo:font-style="italic" fo:font-weight="bold"/>
    </style:style>
    <style:style style:name="T16" style:family="text">
      <style:text-properties fo:color="#ff6633" loext:opacity="100%" style:text-position="-8% 58%" style:font-name="Nimbus Roman No9 L" fo:font-size="28pt" fo:font-style="italic" fo:font-weight="normal" style:font-weight-asian="normal" style:font-weight-complex="normal"/>
    </style:style>
    <style:style style:name="T17" style:family="text">
      <style:text-properties fo:color="#ff6633" loext:opacity="100%" style:font-name="Standard Symbols L" fo:font-size="32pt" style:font-name-asian="Standard Symbols L" style:font-name-complex="Standard Symbols L"/>
    </style:style>
    <style:style style:name="T18" style:family="text">
      <style:text-properties fo:color="#808080" loext:opacity="100%" style:font-name="Nimbus Roman No9 L" fo:font-size="36pt" fo:font-style="italic" fo:font-weight="bold" style:font-style-asian="italic" style:font-style-complex="italic"/>
    </style:style>
    <style:style style:name="T19" style:family="text">
      <style:text-properties fo:color="#808080" loext:opacity="100%" style:text-position="-8% 58%" style:font-name="Nimbus Roman No9 L" fo:font-size="36pt" fo:font-style="italic" fo:font-weight="normal" style:font-style-asian="italic" style:font-style-complex="italic"/>
    </style:style>
    <style:style style:name="T20" style:family="text">
      <style:text-properties fo:color="#808080" loext:opacity="100%" style:text-position="-8% 58%" style:font-name="Nimbus Roman No9 L" fo:font-size="36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loext:opacity="100%" style:font-name="Nimbus Roman No9 L" fo:font-size="36pt" fo:font-style="italic" fo:font-weight="bold" style:font-style-asian="italic" style:font-style-complex="italic"/>
    </style:style>
    <style:style style:name="T22" style:family="text">
      <style:text-properties fo:color="#000000" loext:opacity="100%" style:text-position="-8% 58%" style:font-name="Nimbus Roman No9 L" fo:font-size="36pt" fo:font-style="italic" fo:font-weight="normal" style:font-style-asian="italic" style:font-style-complex="italic"/>
    </style:style>
    <style:style style:name="T23" style:family="text">
      <style:text-properties fo:color="#996633" loext:opacity="100%" style:font-name="Standard Symbols L" fo:font-size="36pt" style:font-name-asian="Standard Symbols L" style:font-name-complex="Standard Symbols L"/>
    </style:style>
    <style:style style:name="T24" style:family="text">
      <style:text-properties fo:color="#996633" loext:opacity="100%" style:font-name="Nimbus Roman No9 L" fo:font-size="36pt" fo:font-style="normal" fo:font-weight="normal" style:font-name-asian="Standard Symbols L" style:font-weight-asian="normal" style:font-name-complex="Standard Symbols L" style:font-weight-complex="normal"/>
    </style:style>
    <style:style style:name="T25" style:family="text">
      <style:text-properties fo:color="#996633" loext:opacity="100%" style:font-name="Standard Symbols L" fo:font-size="36pt" fo:font-style="normal" fo:font-weight="normal" style:font-name-asian="Standard Symbols L" style:font-weight-asian="normal" style:font-name-complex="Standard Symbols L" style:font-weight-complex="normal"/>
    </style:style>
    <style:style style:name="T26" style:family="text">
      <style:text-properties fo:color="#996633" loext:opacity="100%" style:font-name="Nimbus Roman No9 L" fo:font-size="36pt" fo:font-style="italic" fo:font-weight="bold" style:font-name-asian="Standard Symbols L" style:font-style-asian="italic" style:font-name-complex="Standard Symbols L" style:font-style-complex="italic"/>
    </style:style>
    <style:style style:name="T27" style:family="text">
      <style:text-properties fo:color="#996633" loext:opacity="100%" style:text-position="-8% 58%" style:font-name="Nimbus Roman No9 L" fo:font-size="36pt" fo:font-style="italic" fo:font-weight="normal" style:font-name-asian="Standard Symbols L" style:font-style-asian="italic" style:font-weight-asian="normal" style:font-name-complex="Standard Symbols L" style:font-style-complex="italic" style:font-weight-complex="normal"/>
    </style:style>
    <style:style style:name="T28" style:family="text">
      <style:text-properties fo:color="#8d281e" loext:opacity="100%"/>
    </style:style>
    <style:style style:name="T29" style:family="text">
      <style:text-properties fo:color="#00ae00" loext:opacity="100%" style:font-name="Standard Symbols L" fo:font-size="28pt" style:font-name-asian="Standard Symbols L" style:font-name-complex="Standard Symbols L"/>
    </style:style>
    <style:style style:name="T30" style:family="text">
      <style:text-properties fo:color="#00ae00" loext:opacity="100%" style:font-name="Nimbus Roman No9 L" fo:font-style="italic" fo:font-weight="bold"/>
    </style:style>
    <style:style style:name="T31" style:family="text">
      <style:text-properties fo:color="#00ae00" loext:opacity="100%" style:font-name="Nimbus Roman" fo:font-size="28pt" style:font-name-asian="Standard Symbols L" style:font-name-complex="Standard Symbols L"/>
    </style:style>
    <style:style style:name="T32" style:family="text">
      <style:text-properties fo:color="#00ae00" loext:opacity="100%" style:font-name="OpenSymbol1" fo:font-size="36pt" style:font-name-asian="OpenSymbol1" style:font-size-asian="36pt" style:font-name-complex="OpenSymbol1" style:font-size-complex="36pt"/>
    </style:style>
    <style:style style:name="T33" style:family="text">
      <style:text-properties fo:color="#3faf46" loext:opacity="100%" style:font-name="Nimbus Roman No9 L" fo:font-size="36pt" fo:font-style="italic" fo:font-weight="bold" style:font-style-asian="italic" style:font-style-complex="italic"/>
    </style:style>
    <style:style style:name="T34" style:family="text">
      <style:text-properties fo:color="#3faf46" loext:opacity="100%" style:text-position="-8% 58%" style:font-name="Nimbus Roman No9 L" fo:font-size="36pt" fo:font-style="italic" fo:font-weight="normal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odele2">
        <draw:line draw:style-name="gr1" draw:text-style-name="P1" draw:layer="layout" svg:x1="9.238cm" svg:y1="11.511cm" svg:x2="25.534cm" svg:y2="5.67cm">
          <text:p/>
        </draw:line>
        <draw:line draw:style-name="gr1" draw:text-style-name="P1" draw:layer="layout" svg:x1="8.718cm" svg:y1="16.656cm" svg:x2="27.396cm" svg:y2="16.656cm">
          <text:p/>
        </draw:line>
        <draw:line draw:style-name="gr2" draw:text-style-name="P1" draw:layer="layout" svg:x1="17.618cm" svg:y1="16.663cm" svg:x2="21.962cm" svg:y2="2.586cm">
          <text:p/>
        </draw:line>
        <draw:path draw:style-name="gr3" draw:text-style-name="P2" draw:layer="layout" svg:width="5.645cm" svg:height="14.621cm" svg:x="17.59cm" svg:y="2.009cm" svg:viewBox="0 0 5646 14622" svg:d="M0 14622c951-3740 3980-11702 5646-14622">
          <text:p/>
        </draw:path>
        <draw:path draw:style-name="gr4" draw:text-style-name="P2" draw:layer="layout" svg:width="2.386cm" svg:height="12.97cm" svg:x="8.674cm" svg:y="3.641cm" svg:viewBox="0 0 2387 12971" svg:d="M0 12971c278-3681 1173-9152 2387-12971">
          <text:p/>
        </draw:path>
        <draw:path draw:style-name="gr3" draw:text-style-name="P2" draw:layer="layout" svg:width="3.184cm" svg:height="13.609cm" svg:x="10.86cm" svg:y="2.984cm" svg:viewBox="0 0 3185 13610" svg:d="M0 13610c1036-7502 2031-10606 3185-13610">
          <text:p/>
        </draw:path>
        <draw:path draw:style-name="gr3" draw:text-style-name="P2" draw:layer="layout" svg:width="4.059cm" svg:height="14.246cm" svg:x="12.969cm" svg:y="2.328cm" svg:viewBox="0 0 4060 14247" svg:d="M0 14247c1036-6628 2815-11290 4060-14247">
          <text:p/>
        </draw:path>
        <draw:path draw:style-name="gr3" draw:text-style-name="P2" draw:layer="layout" svg:width="4.402cm" svg:height="14.12cm" svg:x="15.232cm" svg:y="2.487cm" svg:viewBox="0 0 4403 14121" svg:d="M0 14121c1479-6761 2215-9148 4403-14121">
          <text:p/>
        </draw:path>
        <draw:line draw:style-name="gr5" draw:text-style-name="P1" draw:layer="layout" svg:x1="9.115cm" svg:y1="11.587cm" svg:x2="19.416cm" svg:y2="10.771cm">
          <text:p/>
        </draw:line>
        <draw:line draw:style-name="gr6" draw:text-style-name="P1" draw:layer="layout" svg:x1="8.635cm" svg:y1="16.635cm" svg:x2="17.635cm" svg:y2="16.635cm">
          <text:p/>
        </draw:line>
        <draw:line draw:style-name="gr6" draw:text-style-name="P1" draw:layer="layout" svg:x1="9.167cm" svg:y1="11.483cm" svg:x2="17.393cm" svg:y2="8.61cm">
          <text:p/>
        </draw:line>
        <draw:line draw:style-name="gr7" draw:text-style-name="P1" draw:layer="layout" svg:x1="19.396cm" svg:y1="10.75cm" svg:x2="17.415cm" svg:y2="8.631cm">
          <text:p/>
        </draw:line>
        <draw:line draw:style-name="gr2" draw:text-style-name="P1" draw:layer="layout" svg:x1="8.624cm" svg:y1="16.561cm" svg:x2="10.058cm" svg:y2="3.822cm">
          <text:p/>
        </draw:line>
        <draw:line draw:style-name="gr8" draw:text-style-name="P1" draw:layer="layout" svg:x1="8.644cm" svg:y1="16.601cm" svg:x2="9.173cm" svg:y2="11.564cm">
          <text:p/>
        </draw:line>
        <draw:frame draw:style-name="gr9" draw:text-style-name="P4" draw:layer="layout" svg:width="0.569cm" svg:height="1.58cm" svg:x="7.77cm" svg:y="16.695cm">
          <draw:text-box>
            <text:p text:style-name="P3"><text:span text:style-name="T1">p</text:span></text:p>
          </draw:text-box>
        </draw:frame>
        <draw:frame draw:style-name="gr10" draw:text-style-name="P5" draw:layer="layout" svg:width="0.811cm" svg:height="1.58cm" svg:x="17.68cm" svg:y="16.965cm">
          <draw:text-box>
            <text:p text:style-name="P3"><text:span text:style-name="T2">p'</text:span></text:p>
          </draw:text-box>
        </draw:frame>
        <draw:line draw:style-name="gr8" draw:text-style-name="P1" draw:layer="layout" svg:x1="17.599cm" svg:y1="16.663cm" svg:x2="19.376cm" svg:y2="10.862cm">
          <text:p/>
        </draw:line>
        <draw:frame draw:style-name="gr11" draw:text-style-name="P6" draw:layer="layout" svg:width="1.714cm" svg:height="1.954cm" svg:x="8.379cm" svg:y="3.297cm">
          <draw:text-box draw:corner-radius="0.252cm">
            <text:p text:style-name="P3"><text:span text:style-name="T3">u</text:span><text:span text:style-name="T4">p</text:span></text:p>
          </draw:text-box>
        </draw:frame>
        <draw:frame draw:style-name="gr12" draw:text-style-name="P7" draw:layer="layout" svg:width="2.271cm" svg:height="1.872cm" svg:x="20.129cm" svg:y="2.342cm">
          <draw:text-box>
            <text:p text:style-name="P3"><text:span text:style-name="T3">u</text:span><text:span text:style-name="T4">p’</text:span></text:p>
          </draw:text-box>
        </draw:frame>
        <draw:frame draw:style-name="gr13" draw:text-style-name="P8" draw:layer="layout" svg:width="1.223cm" svg:height="2.16cm" svg:x="12.539cm" svg:y="15.182cm">
          <draw:text-box>
            <text:p text:style-name="P3"><text:span text:style-name="T5">d</text:span><text:span text:style-name="T6">l</text:span></text:p>
          </draw:text-box>
        </draw:frame>
        <draw:g>
          <draw:frame draw:style-name="gr14" draw:text-style-name="P4" draw:layer="layout" svg:width="4.083cm" svg:height="1.605cm" svg:x="4.806cm" svg:y="11.235cm">
            <draw:text-box>
              <text:p text:style-name="P3"><text:span text:style-name="T1">q</text:span><text:span text:style-name="T1">=</text:span><text:span text:style-name="T7"></text:span><text:span text:style-name="T7"> </text:span><text:span text:style-name="T8">(</text:span><text:span text:style-name="T8">p</text:span><text:span text:style-name="T8">)</text:span></text:p>
            </draw:text-box>
          </draw:frame>
          <draw:frame draw:style-name="gr15" draw:text-style-name="P9" draw:layer="layout" svg:width="0.375cm" svg:height="1.106cm" svg:x="6.87cm" svg:y="11.984cm">
            <draw:text-box>
              <text:p text:style-name="P3"><text:span text:style-name="T9"></text:span></text:p>
            </draw:text-box>
          </draw:frame>
        </draw:g>
        <draw:g>
          <draw:frame draw:style-name="gr15" draw:text-style-name="P10" draw:layer="layout" svg:width="0.375cm" svg:height="1.106cm" svg:x="22.135cm" svg:y="11.095cm">
            <draw:text-box>
              <text:p text:style-name="P3"><text:span text:style-name="T10"></text:span></text:p>
            </draw:text-box>
          </draw:frame>
          <draw:frame draw:style-name="gr16" draw:text-style-name="P11" draw:layer="layout" svg:width="4.566cm" svg:height="1.605cm" svg:x="19.823cm" svg:y="10.215cm">
            <draw:text-box>
              <text:p text:style-name="P3"><text:span text:style-name="T11">q'=</text:span><text:span text:style-name="T12"></text:span><text:span text:style-name="T13"> </text:span><text:span text:style-name="T14">(p')</text:span></text:p>
            </draw:text-box>
          </draw:frame>
        </draw:g>
        <draw:frame draw:style-name="gr17" draw:text-style-name="P12" draw:layer="layout" svg:width="2.076cm" svg:height="1.872cm" svg:x="19.657cm" svg:y="13.179cm">
          <draw:text-box>
            <text:p text:style-name="P3"><text:span text:style-name="T15">u</text:span><text:span text:style-name="T16">p</text:span><text:span text:style-name="T16">’</text:span></text:p>
          </draw:text-box>
        </draw:frame>
        <draw:frame draw:style-name="gr18" draw:text-style-name="P13" draw:layer="layout" svg:width="0.497cm" svg:height="1.478cm" svg:x="19.105cm" svg:y="13.27cm">
          <draw:text-box>
            <text:p text:style-name="P3"><text:span text:style-name="T17"></text:span></text:p>
          </draw:text-box>
        </draw:frame>
        <draw:g>
          <draw:frame draw:style-name="gr19" draw:text-style-name="P12" draw:layer="layout" svg:width="1.865cm" svg:height="1.872cm" svg:x="7.484cm" svg:y="13.087cm">
            <draw:text-box>
              <text:p text:style-name="P3"><text:span text:style-name="T15">u</text:span><text:span text:style-name="T16">p</text:span></text:p>
            </draw:text-box>
          </draw:frame>
          <draw:frame draw:style-name="gr18" draw:text-style-name="P13" draw:layer="layout" svg:width="0.497cm" svg:height="1.478cm" svg:x="6.819cm" svg:y="13.159cm">
            <draw:text-box>
              <text:p text:style-name="P3"><text:span text:style-name="T17"></text:span></text:p>
            </draw:text-box>
          </draw:frame>
        </draw:g>
        <draw:frame draw:style-name="gr20" draw:text-style-name="P14" draw:layer="layout" svg:width="2.119cm" svg:height="1.91cm" svg:x="25.095cm" svg:y="14.773cm">
          <draw:text-box>
            <text:p text:style-name="P3"><text:span text:style-name="T18">v</text:span><text:span text:style-name="T19">p</text:span></text:p>
          </draw:text-box>
        </draw:frame>
        <draw:frame draw:style-name="gr20" draw:text-style-name="P14" draw:layer="layout" svg:width="2.119cm" svg:height="1.91cm" svg:x="23.912cm" svg:y="4.232cm">
          <draw:text-box>
            <text:p text:style-name="P3"><text:span text:style-name="T18">v</text:span><text:span text:style-name="T20">q</text:span></text:p>
          </draw:text-box>
        </draw:frame>
        <draw:frame draw:style-name="gr20" draw:text-style-name="P15" draw:layer="layout" svg:width="2.119cm" svg:height="1.91cm" svg:x="13.847cm" svg:y="14.99cm">
          <draw:text-box>
            <text:p text:style-name="P3"><text:span text:style-name="T21">v</text:span><text:span text:style-name="T22">p</text:span></text:p>
          </draw:text-box>
        </draw:frame>
        <draw:g>
          <draw:frame draw:style-name="gr21" draw:text-style-name="P16" draw:layer="layout" svg:width="1.191cm" svg:height="1.478cm" svg:x="14.558cm" svg:y="7.443cm">
            <draw:text-box>
              <text:p text:style-name="P3"><text:span text:style-name="T5">d</text:span><text:span text:style-name="T6">l</text:span></text:p>
            </draw:text-box>
          </draw:frame>
          <draw:frame draw:style-name="gr22" draw:text-style-name="P17" draw:layer="layout" svg:width="2.047cm" svg:height="1.832cm" svg:x="15.819cm" svg:y="7.319cm">
            <draw:text-box>
              <text:p text:style-name="P3"><text:span text:style-name="T21">v</text:span><text:span text:style-name="T22">q</text:span></text:p>
            </draw:text-box>
          </draw:frame>
        </draw:g>
        <draw:g>
          <draw:frame draw:style-name="gr15" draw:text-style-name="P10" draw:layer="layout" svg:width="0.375cm" svg:height="1.106cm" svg:x="13.812cm" svg:y="12.3cm">
            <draw:text-box>
              <text:p text:style-name="P3"><text:span text:style-name="T10"></text:span></text:p>
            </draw:text-box>
          </draw:frame>
          <draw:frame draw:style-name="gr23" draw:text-style-name="P18" draw:layer="layout" svg:width="3.871cm" svg:height="1.91cm" svg:x="13.008cm" svg:y="11.516cm">
            <draw:text-box>
              <text:p text:style-name="P3"><text:span text:style-name="T23"> </text:span><text:span text:style-name="T24">d</text:span><text:span text:style-name="T25"></text:span><text:span text:style-name="T26">v</text:span><text:span text:style-name="T27">p</text:span></text:p>
            </draw:text-box>
          </draw:frame>
          <draw:frame draw:style-name="gr24" draw:text-style-name="P19" draw:layer="layout" svg:width="0.425cm" svg:height="0.987cm" svg:x="14.153cm" svg:y="12.412cm">
            <draw:text-box>
              <text:p><text:span text:style-name="T28">*</text:span></text:p>
            </draw:text-box>
          </draw:frame>
        </draw:g>
        <draw:g>
          <draw:frame draw:style-name="gr25" draw:text-style-name="P20" draw:layer="layout" svg:width="0.434cm" svg:height="1.292cm" svg:x="3.015cm" svg:y="9.354cm">
            <draw:text-box>
              <text:p text:style-name="P3"><text:span text:style-name="T29"></text:span></text:p>
            </draw:text-box>
          </draw:frame>
          <draw:g>
            <draw:frame draw:style-name="gr26" draw:text-style-name="P21" draw:layer="layout" svg:width="0.472cm" svg:height="1.25cm" svg:x="5.833cm" svg:y="9.665cm">
              <draw:text-box>
                <text:p text:style-name="P3"><text:span text:style-name="T30">u</text:span></text:p>
              </draw:text-box>
            </draw:frame>
          </draw:g>
          <draw:frame draw:style-name="gr25" draw:text-style-name="P20" draw:layer="layout" svg:width="1.039cm" svg:height="1.292cm" svg:x="3.651cm" svg:y="9.313cm">
            <draw:text-box>
              <text:p text:style-name="P3"><text:span text:style-name="T31">d</text:span><text:span text:style-name="T29">l</text:span></text:p>
            </draw:text-box>
          </draw:frame>
        </draw:g>
        <draw:line draw:style-name="gr27" draw:text-style-name="P1" draw:layer="layout" svg:x1="7.187cm" svg:y1="9.418cm" svg:x2="17.458cm" svg:y2="8.631cm">
          <text:p/>
        </draw:line>
        <draw:line draw:style-name="gr7" draw:text-style-name="P1" draw:layer="layout" svg:x1="9.183cm" svg:y1="11.554cm" svg:x2="7.202cm" svg:y2="9.435cm">
          <text:p/>
        </draw:line>
        <draw:frame draw:style-name="gr28" draw:text-style-name="P22" draw:layer="layout" svg:width="1.276cm" svg:height="1.271cm" svg:x="4.813cm" svg:y="9.187cm">
          <draw:text-box>
            <text:p text:style-name="P3"><text:span text:style-name="T32">ℒ</text:span></text:p>
          </draw:text-box>
        </draw:frame>
        <draw:circle draw:style-name="gr29" draw:text-style-name="P23" draw:layer="layout" svg:width="0.467cm" svg:height="0.467cm" svg:x="8.959cm" svg:y="11.353cm">
          <text:p/>
        </draw:circle>
        <draw:circle draw:style-name="gr29" draw:text-style-name="P23" draw:layer="layout" svg:width="0.467cm" svg:height="0.467cm" svg:x="8.447cm" svg:y="16.437cm">
          <text:p/>
        </draw:circle>
        <draw:circle draw:style-name="gr29" draw:text-style-name="P23" draw:layer="layout" svg:width="0.467cm" svg:height="0.467cm" svg:x="17.383cm" svg:y="16.438cm">
          <text:p/>
        </draw:circle>
        <draw:circle draw:style-name="gr30" draw:text-style-name="P24" draw:layer="layout" svg:width="0.467cm" svg:height="0.467cm" svg:x="19.134cm" svg:y="10.557cm">
          <text:p/>
        </draw:circle>
        <draw:frame draw:style-name="gr20" draw:text-style-name="P26" draw:layer="layout" svg:width="2.119cm" svg:height="1.91cm" svg:x="6.392cm" svg:y="9.195cm">
          <draw:text-box>
            <text:p text:style-name="P25"><text:span text:style-name="T33">v</text:span><text:span text:style-name="T34">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pitch="variable"/>
    <style:font-face style:name="Bitstream Vera Serif2" svg:font-family="'Bitstream Vera Serif'" style:font-pitch="variable" style:font-charset="x-symbol"/>
    <style:font-face style:name="Bitstream Vera Serif3" svg:font-family="'Bitstream Vera Serif'" style:font-family-generic="roman" style:font-pitch="variable" style:font-charset="x-symbol"/>
    <style:font-face style:name="Gothic" svg:font-family="Gothic" style:font-pitch="variable"/>
    <style:font-face style:name="Gothic1" svg:font-family="Gothic" style:font-pitch="variable" style:font-charset="x-symbol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sans" svg:font-family="Lucidasans" style:font-pitch="variable"/>
    <style:font-face style:name="Lucidasans1" svg:font-family="Lucidasans" style:font-pitch="variable" style:font-charset="x-symbol"/>
    <style:font-face style:name="Nimbus Roman" svg:font-family="'Nimbus Roman'" style:font-pitch="variable"/>
    <style:font-face style:name="Nimbus Roman No9 L" svg:font-family="'Nimbus Roman No9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ndard Symbols L" svg:font-family="'Standard Symbols L'" style:font-pitch="variable" style:font-charset="x-symbol"/>
    <style:font-face style:name="URW Chancery L" svg:font-family="'URW Chancery L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Bitstream Vera Serif" fo:font-size="24pt" fo:language="fr" fo:country="FR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erif" fo:font-family="'Bitstream Vera Serif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odele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4-11-29T21:30:17</meta:creation-date>
    <dc:date>2024-08-20T17:13:23.454406184</dc:date>
    <dc:language>fr-FR</dc:language>
    <meta:editing-cycles>18</meta:editing-cycles>
    <meta:editing-duration>PT3H33M34S</meta:editing-duration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modele2" xlink:href="../../../OpenOffice.org1.1.3/user/template/modele2.std" meta:date="2004-11-29T21:30:16"/>
  </office:meta>
</office:document-meta>
</file>